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00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0.51pt solid #000000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whole-number() and cell-content-is-between(0,1)" table:allow-empty-cell="true" table:base-cell-address="Sheet1.G6">
          <table:error-message table:message-type="stop" table:display="true">
            <text:p>Only 0 or 1 is allowed.</text:p>
          </table:error-message>
        </table:content-validation>
        <table:content-validation table:name="val2" table:condition="of:cell-content-is-whole-number() and cell-content-is-between(0,1)" table:allow-empty-cell="true" table:base-cell-address="Sheet1.J6"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1" form:id="control1" form:label="Write Bytes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write-bytes-data.py$main?language=Python&amp;location=user" xlink:type="simple"/>
              </office:event-listeners>
            </form:button>
          </form:form>
        </office:forms>
        <table:shapes>
          <draw:control draw:z-index="0" draw:text-style-name="P1" svg:width="1.4665in" svg:height="0.3909in" svg:x="5.2476in" svg:y="1.3228in" draw:control="control1"/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4" table:default-cell-style-name="Default"/>
        <table:table-column table:style-name="co4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3:J6</text:p>
          </table:table-cell>
          <table:table-cell office:value-type="string" calcext:value-type="string">
            <text:p>/home/sendai/data.txt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table:style-name="ce1" table:number-columns-repeated="4"/>
          <table:table-cell table:content-validation-name="val2" office:value-type="float" office:value="1" calcext:value-type="float">
            <text:p>1</text:p>
          </table:table-cell>
          <table:table-cell table:number-columns-repeated="3" table:content-validation-name="val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ce1" table:number-columns-repeated="4"/>
          <table:table-cell table:content-validation-name="val2"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1"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table:number-columns-repeated="7" table:content-validation-name="val1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number-columns-repeated="7" table:content-validation-name="val1" office:value-type="float" office:value="0" calcext:value-type="float">
            <text:p>0</text:p>
          </table:table-cell>
          <table:table-cell table:content-validation-name="val1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14:51:49.6052668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2T14:31:05.838152209</meta:creation-date>
    <dc:date>2024-11-12T14:50:22.802156731</dc:date>
    <meta:editing-duration>PT15M18S</meta:editing-duration>
    <meta:editing-cycles>6</meta:editing-cycles>
    <meta:generator>LibreOffice/7.1.8.1$Linux_X86_64 LibreOffice_project/10$Build-1</meta:generator>
    <meta:document-statistic meta:table-count="1" meta:cell-count="26" meta:object-count="1"/>
  </office:meta>
</office:document-meta>
</file>